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7"/>
          <table:table-cell table:formula="of:=[.G15]" office:value-type="float" office:value="143.83345" calcext:value-type="float">
            <text:p>143.83345</text:p>
          </table:table-cell>
          <table:table-cell table:formula="of:=[.K12]" office:value-type="float" office:value="54.27" calcext:value-type="float">
            <text:p>54.27</text:p>
          </table:table-cell>
          <table:table-cell table:number-columns-repeated="3"/>
          <table:table-cell table:formula="of:=[.N15]" office:value-type="float" office:value="166.16655" calcext:value-type="float">
            <text:p>166.16655</text:p>
          </table:table-cell>
          <table:table-cell table:formula="of:=[.I9]" office:value-type="float" office:value="54.27" calcext:value-type="float">
            <text:p>54.2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formula="of:=AVERAGE([.I9];[.K15])" office:value-type="float" office:value="58.385" calcext:value-type="float">
            <text:p>58.385</text:p>
          </table:table-cell>
          <table:table-cell/>
          <table:table-cell office:value-type="float" office:value="50.05" calcext:value-type="float">
            <text:p>50.0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AVERAGE([.K13];[.K11])" office:value-type="float" office:value="54.27" calcext:value-type="float">
            <text:p>54.2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K15]+[.K14]" office:value-type="float" office:value="58.49" calcext:value-type="float">
            <text:p>58.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1.7" calcext:value-type="float">
            <text:p>131.7</text:p>
          </table:table-cell>
          <table:table-cell office:value-type="float" office:value="-8.2169" calcext:value-type="float">
            <text:p>-8.2169</text:p>
          </table:table-cell>
          <table:table-cell/>
          <table:table-cell office:value-type="float" office:value="147.75" calcext:value-type="float">
            <text:p>147.75</text:p>
          </table:table-cell>
          <table:table-cell table:number-columns-repeated="2"/>
          <table:table-cell office:value-type="float" office:value="-4.01" calcext:value-type="float">
            <text:p>-4.01</text:p>
          </table:table-cell>
          <table:table-cell/>
          <table:table-cell office:value-type="float" office:value="162.25" calcext:value-type="float">
            <text:p>162.25</text:p>
          </table:table-cell>
          <table:table-cell/>
          <table:table-cell office:value-type="float" office:value="-8.2169" calcext:value-type="float">
            <text:p>-8.2169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table:number-columns-repeated="5"/>
          <table:table-cell table:formula="of:=[.E14]-[.F14]" office:value-type="float" office:value="139.9169" calcext:value-type="float">
            <text:p>139.9169</text:p>
          </table:table-cell>
          <table:table-cell table:formula="of:=AVERAGE([.F15];[.H14])" office:value-type="float" office:value="143.83345" calcext:value-type="float">
            <text:p>143.83345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O15];[.M14])" office:value-type="float" office:value="166.16655" calcext:value-type="float">
            <text:p>166.16655</text:p>
          </table:table-cell>
          <table:table-cell table:formula="of:=[.P14]+[.O14]" office:value-type="float" office:value="170.0831" calcext:value-type="float">
            <text:p>170.083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.01" calcext:value-type="float">
            <text:p>4.0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K15]+[.K16]" office:value-type="float" office:value="66.51" calcext:value-type="float">
            <text:p>66.5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AVERAGE([.K17];[.K19])" office:value-type="float" office:value="70.73" calcext:value-type="float">
            <text:p>70.7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4.95" calcext:value-type="float">
            <text:p>74.95</text:p>
          </table:table-cell>
          <table:table-cell table:number-columns-repeated="2"/>
          <table:table-cell table:formula="of:=AVERAGE([.N22];[.K15])" office:value-type="float" office:value="66.615" calcext:value-type="float">
            <text:p>66.615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formula="of:=[.H9]" office:value-type="float" office:value="143.83345" calcext:value-type="float">
            <text:p>143.83345</text:p>
          </table:table-cell>
          <table:table-cell table:formula="of:=[.N22]" office:value-type="float" office:value="70.73" calcext:value-type="float">
            <text:p>70.73</text:p>
          </table:table-cell>
          <table:table-cell table:number-columns-repeated="3"/>
          <table:table-cell table:formula="of:=[.M9]" office:value-type="float" office:value="166.16655" calcext:value-type="float">
            <text:p>166.16655</text:p>
          </table:table-cell>
          <table:table-cell table:formula="of:=[.K18]" office:value-type="float" office:value="70.73" calcext:value-type="float">
            <text:p>70.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52:55.907000000</meta:creation-date>
    <dc:date>2019-08-21T11:25:01.171000000</dc:date>
    <meta:editing-duration>PT22H40M53S</meta:editing-duration>
    <meta:editing-cycles>1</meta:editing-cycles>
    <meta:document-statistic meta:table-count="1" meta:cell-count="29" meta:object-count="0"/>
    <meta:generator>LibreOffice/6.2.4.2$Windows_X86_64 LibreOffice_project/2412653d852ce75f65fbfa83fb7e7b669a126d64</meta:generator>
  </office:meta>
</office:document-meta>
</file>